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9468a3" officeooo:paragraph-rsid="009468a3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9468a3" officeooo:paragraph-rsid="009468a3" style:font-weight-asian="bold" style:font-weight-complex="bold"/>
    </style:style>
    <style:style style:name="T1" style:family="text">
      <style:text-properties officeooo:rsid="0095462a"/>
    </style:style>
    <style:style style:name="T2" style:family="text">
      <style:text-properties officeooo:rsid="00963f41"/>
    </style:style>
    <style:style style:name="T3" style:family="text">
      <style:text-properties officeooo:rsid="0096c23a"/>
    </style:style>
    <style:style style:name="T4" style:family="text">
      <style:text-properties officeooo:rsid="00972335"/>
    </style:style>
    <style:style style:name="T5" style:family="text">
      <style:text-properties officeooo:rsid="00983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Week Passes</text:p>
      <text:p text:style-name="P1"><text:s text:c="5"/>And you don’t hear a peep from Melissa. You think she’s just embarrassed over the whole thing with her ex. But you’re not sure.</text:p>
      <text:p text:style-name="P1"><text:s text:c="5"/><text:span text:style-name="T1">Riding past her house you notice her motorcycle isn’t there. </text:span><text:span text:style-name="T2">Where she is? You’re not sure. </text:span><text:span text:style-name="T3">Do you ever miss someone important to you and you don’t know what to do about it? That’s how you feel right now.</text:span></text:p>
      <text:p text:style-name="P1"><text:s text:c="5"/><text:span text:style-name="T4">You drive by the local diner and see her motorcycle parked out front. </text:span><text:span text:style-name="T5">You decide to keep driving no point in confronting her at the momen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9-07T04:48:13.789000000</dc:date>
    <meta:editing-cycles>140</meta:editing-cycles>
    <meta:editing-duration>PT3H45M32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4" meta:word-count="92" meta:character-count="498" meta:non-whitespace-character-count="395"/>
    <meta:template xlink:type="simple" xlink:actuate="onRequest" xlink:title="Normal.dotm" xlink:href=""/>
  </office:meta>
</office:document-meta>
</file>